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1">
            <text:p>ABT Loss 0.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Messages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Corruption</text:p>
          </table:table-cell>
          <table:table-cell office:value-type="string" table:style-name="ce1">
            <text:p>Time_bw_messages</text:p>
          </table:table-cell>
          <table:table-cell office:value-type="string" table:style-name="ce1">
            <text:p>Application_A</text:p>
          </table:table-cell>
          <table:table-cell office:value-type="string" table:style-name="ce1">
            <text:p>Transport_A</text:p>
          </table:table-cell>
          <table:table-cell office:value-type="string" table:style-name="ce1">
            <text:p>Transport_B</text:p>
          </table:table-cell>
          <table:table-cell office:value-type="string" table:style-name="ce1">
            <text:p>Application_B</text:p>
          </table:table-cell>
          <table:table-cell office:value-type="string" table:style-name="ce1">
            <text:p>Total_time</text:p>
          </table:table-cell>
          <table:table-cell office:value-type="string" table:style-name="ce1">
            <text:p>Throughput</text:p>
          </table:table-cell>
          <table:table-cell table:style-name="ce1"/>
          <table:table-cell office:value-type="string" table:style-name="ce1">
            <text:p>GBN -L 0.1</text:p>
          </table:table-cell>
          <table:table-cell table:number-columns-repeated="12" table:style-name="ce1"/>
          <table:table-cell office:value-type="string" table:style-name="ce1">
            <text:p>SR -L 0.1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14" table:style-name="ce1">
            <text:p>1214</text:p>
          </table:table-cell>
          <table:table-cell office:value-type="float" office:value="1103" table:style-name="ce1">
            <text:p>1103</text:p>
          </table:table-cell>
          <table:table-cell office:value-type="float" office:value="658" table:style-name="ce1">
            <text:p>658</text:p>
          </table:table-cell>
          <table:table-cell office:value-type="float" office:value="49527.339844000002" table:style-name="ce1">
            <text:p>49527.33984</text:p>
          </table:table-cell>
          <table:table-cell office:value-type="float" office:value="1.3285999999999999E-2" table:style-name="ce1">
            <text:p>0.01328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93" table:style-name="ce1">
            <text:p>2793</text:p>
          </table:table-cell>
          <table:table-cell office:value-type="float" office:value="2525" table:style-name="ce1">
            <text:p>2525</text:p>
          </table:table-cell>
          <table:table-cell office:value-type="float" office:value="997" table:style-name="ce1">
            <text:p>997</text:p>
          </table:table-cell>
          <table:table-cell office:value-type="float" office:value="50405.011719000002" table:style-name="ce1">
            <text:p>50405.01172</text:p>
          </table:table-cell>
          <table:table-cell office:value-type="float" office:value="1.9779999999999999E-2" table:style-name="ce1">
            <text:p>0.0197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80" table:style-name="ce1">
            <text:p>1880</text:p>
          </table:table-cell>
          <table:table-cell office:value-type="float" office:value="1691" table:style-name="ce1">
            <text:p>1691</text:p>
          </table:table-cell>
          <table:table-cell office:value-type="float" office:value="999" table:style-name="ce1">
            <text:p>999</text:p>
          </table:table-cell>
          <table:table-cell office:value-type="float" office:value="51342.511719000002" table:style-name="ce1">
            <text:p>51342.51172</text:p>
          </table:table-cell>
          <table:table-cell office:value-type="float" office:value="1.9458E-2" table:style-name="ce1">
            <text:p>0.01945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33" table:style-name="ce1">
            <text:p>1233</text:p>
          </table:table-cell>
          <table:table-cell office:value-type="float" office:value="1099" table:style-name="ce1">
            <text:p>1099</text:p>
          </table:table-cell>
          <table:table-cell office:value-type="float" office:value="621" table:style-name="ce1">
            <text:p>621</text:p>
          </table:table-cell>
          <table:table-cell office:value-type="float" office:value="50520.605469000002" table:style-name="ce1">
            <text:p>50520.60547</text:p>
          </table:table-cell>
          <table:table-cell office:value-type="float" office:value="1.2292000000000001E-2" table:style-name="ce1">
            <text:p>0.01229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21" table:style-name="ce1">
            <text:p>2821</text:p>
          </table:table-cell>
          <table:table-cell office:value-type="float" office:value="2548" table:style-name="ce1">
            <text:p>2548</text:p>
          </table:table-cell>
          <table:table-cell office:value-type="float" office:value="997" table:style-name="ce1">
            <text:p>997</text:p>
          </table:table-cell>
          <table:table-cell office:value-type="float" office:value="49819.441405999998" table:style-name="ce1">
            <text:p>49819.44141</text:p>
          </table:table-cell>
          <table:table-cell office:value-type="float" office:value="2.0011999999999999E-2" table:style-name="ce1">
            <text:p>0.0200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34" table:style-name="ce1">
            <text:p>1934</text:p>
          </table:table-cell>
          <table:table-cell office:value-type="float" office:value="1755" table:style-name="ce1">
            <text:p>1755</text:p>
          </table:table-cell>
          <table:table-cell office:value-type="float" office:value="999" table:style-name="ce1">
            <text:p>999</text:p>
          </table:table-cell>
          <table:table-cell office:value-type="float" office:value="49547.480469000002" table:style-name="ce1">
            <text:p>49547.48047</text:p>
          </table:table-cell>
          <table:table-cell office:value-type="float" office:value="2.0161999999999999E-2" table:style-name="ce1">
            <text:p>0.02016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6" table:style-name="ce1">
            <text:p>1286</text:p>
          </table:table-cell>
          <table:table-cell office:value-type="float" office:value="1144" table:style-name="ce1">
            <text:p>1144</text:p>
          </table:table-cell>
          <table:table-cell office:value-type="float" office:value="640" table:style-name="ce1">
            <text:p>640</text:p>
          </table:table-cell>
          <table:table-cell office:value-type="float" office:value="51490.660155999998" table:style-name="ce1">
            <text:p>51490.66016</text:p>
          </table:table-cell>
          <table:table-cell office:value-type="float" office:value="1.2429000000000001E-2" table:style-name="ce1">
            <text:p>0.0124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30" table:style-name="ce1">
            <text:p>2930</text:p>
          </table:table-cell>
          <table:table-cell office:value-type="float" office:value="2660" table:style-name="ce1">
            <text:p>2660</text:p>
          </table:table-cell>
          <table:table-cell office:value-type="float" office:value="996" table:style-name="ce1">
            <text:p>996</text:p>
          </table:table-cell>
          <table:table-cell office:value-type="float" office:value="47924.277344000002" table:style-name="ce1">
            <text:p>47924.27734</text:p>
          </table:table-cell>
          <table:table-cell office:value-type="float" office:value="2.0782999999999999E-2" table:style-name="ce1">
            <text:p>0.02078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53" table:style-name="ce1">
            <text:p>1953</text:p>
          </table:table-cell>
          <table:table-cell office:value-type="float" office:value="1752" table:style-name="ce1">
            <text:p>1752</text:p>
          </table:table-cell>
          <table:table-cell office:value-type="float" office:value="999" table:style-name="ce1">
            <text:p>999</text:p>
          </table:table-cell>
          <table:table-cell office:value-type="float" office:value="50055.839844000002" table:style-name="ce1">
            <text:p>50055.83984</text:p>
          </table:table-cell>
          <table:table-cell office:value-type="float" office:value="1.9958E-2" table:style-name="ce1">
            <text:p>0.01995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23" table:style-name="ce1">
            <text:p>1223</text:p>
          </table:table-cell>
          <table:table-cell office:value-type="float" office:value="1096" table:style-name="ce1">
            <text:p>1096</text:p>
          </table:table-cell>
          <table:table-cell office:value-type="float" office:value="646" table:style-name="ce1">
            <text:p>646</text:p>
          </table:table-cell>
          <table:table-cell office:value-type="float" office:value="50356.828125" table:style-name="ce1">
            <text:p>50356.82813</text:p>
          </table:table-cell>
          <table:table-cell office:value-type="float" office:value="1.2828000000000001E-2" table:style-name="ce1">
            <text:p>0.01282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07" table:style-name="ce1">
            <text:p>2907</text:p>
          </table:table-cell>
          <table:table-cell office:value-type="float" office:value="2642" table:style-name="ce1">
            <text:p>2642</text:p>
          </table:table-cell>
          <table:table-cell office:value-type="float" office:value="998" table:style-name="ce1">
            <text:p>998</text:p>
          </table:table-cell>
          <table:table-cell office:value-type="float" office:value="48977.289062000003" table:style-name="ce1">
            <text:p>48977.28906</text:p>
          </table:table-cell>
          <table:table-cell office:value-type="float" office:value="2.0376999999999999E-2" table:style-name="ce1">
            <text:p>0.02037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70" table:style-name="ce1">
            <text:p>1870</text:p>
          </table:table-cell>
          <table:table-cell office:value-type="float" office:value="1688" table:style-name="ce1">
            <text:p>1688</text:p>
          </table:table-cell>
          <table:table-cell office:value-type="float" office:value="999" table:style-name="ce1">
            <text:p>999</text:p>
          </table:table-cell>
          <table:table-cell office:value-type="float" office:value="48592.289062000003" table:style-name="ce1">
            <text:p>48592.28906</text:p>
          </table:table-cell>
          <table:table-cell office:value-type="float" office:value="2.0559000000000001E-2" table:style-name="ce1">
            <text:p>0.02055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08" table:style-name="ce1">
            <text:p>1208</text:p>
          </table:table-cell>
          <table:table-cell office:value-type="float" office:value="1084" table:style-name="ce1">
            <text:p>1084</text:p>
          </table:table-cell>
          <table:table-cell office:value-type="float" office:value="656" table:style-name="ce1">
            <text:p>656</text:p>
          </table:table-cell>
          <table:table-cell office:value-type="float" office:value="50627.449219000002" table:style-name="ce1">
            <text:p>50627.44922</text:p>
          </table:table-cell>
          <table:table-cell office:value-type="float" office:value="1.2957E-2" table:style-name="ce1">
            <text:p>0.01295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66" table:style-name="ce1">
            <text:p>2766</text:p>
          </table:table-cell>
          <table:table-cell office:value-type="float" office:value="2485" table:style-name="ce1">
            <text:p>2485</text:p>
          </table:table-cell>
          <table:table-cell office:value-type="float" office:value="998" table:style-name="ce1">
            <text:p>998</text:p>
          </table:table-cell>
          <table:table-cell office:value-type="float" office:value="51258.109375" table:style-name="ce1">
            <text:p>51258.10938</text:p>
          </table:table-cell>
          <table:table-cell office:value-type="float" office:value="1.9470000000000001E-2" table:style-name="ce1">
            <text:p>0.0194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47" table:style-name="ce1">
            <text:p>1847</text:p>
          </table:table-cell>
          <table:table-cell office:value-type="float" office:value="1669" table:style-name="ce1">
            <text:p>1669</text:p>
          </table:table-cell>
          <table:table-cell office:value-type="float" office:value="999" table:style-name="ce1">
            <text:p>999</text:p>
          </table:table-cell>
          <table:table-cell office:value-type="float" office:value="49967.273437999997" table:style-name="ce1">
            <text:p>49967.27344</text:p>
          </table:table-cell>
          <table:table-cell office:value-type="float" office:value="1.9993E-2" table:style-name="ce1">
            <text:p>0.01999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54" table:style-name="ce1">
            <text:p>1254</text:p>
          </table:table-cell>
          <table:table-cell office:value-type="float" office:value="1131" table:style-name="ce1">
            <text:p>1131</text:p>
          </table:table-cell>
          <table:table-cell office:value-type="float" office:value="634" table:style-name="ce1">
            <text:p>634</text:p>
          </table:table-cell>
          <table:table-cell office:value-type="float" office:value="50058.589844000002" table:style-name="ce1">
            <text:p>50058.58984</text:p>
          </table:table-cell>
          <table:table-cell office:value-type="float" office:value="1.2664999999999999E-2" table:style-name="ce1">
            <text:p>0.01266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71" table:style-name="ce1">
            <text:p>2771</text:p>
          </table:table-cell>
          <table:table-cell office:value-type="float" office:value="2523" table:style-name="ce1">
            <text:p>2523</text:p>
          </table:table-cell>
          <table:table-cell office:value-type="float" office:value="998" table:style-name="ce1">
            <text:p>998</text:p>
          </table:table-cell>
          <table:table-cell office:value-type="float" office:value="50231.246094000002" table:style-name="ce1">
            <text:p>50231.24609</text:p>
          </table:table-cell>
          <table:table-cell office:value-type="float" office:value="1.9868E-2" table:style-name="ce1">
            <text:p>0.01986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36" table:style-name="ce1">
            <text:p>1836</text:p>
          </table:table-cell>
          <table:table-cell office:value-type="float" office:value="1670" table:style-name="ce1">
            <text:p>1670</text:p>
          </table:table-cell>
          <table:table-cell office:value-type="float" office:value="998" table:style-name="ce1">
            <text:p>998</text:p>
          </table:table-cell>
          <table:table-cell office:value-type="float" office:value="50150.503905999998" table:style-name="ce1">
            <text:p>50150.50391</text:p>
          </table:table-cell>
          <table:table-cell office:value-type="float" office:value="1.9900000000000001E-2" table:style-name="ce1">
            <text:p>0.019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23" table:style-name="ce1">
            <text:p>1223</text:p>
          </table:table-cell>
          <table:table-cell office:value-type="float" office:value="1092" table:style-name="ce1">
            <text:p>1092</text:p>
          </table:table-cell>
          <table:table-cell office:value-type="float" office:value="632" table:style-name="ce1">
            <text:p>632</text:p>
          </table:table-cell>
          <table:table-cell office:value-type="float" office:value="49479.011719000002" table:style-name="ce1">
            <text:p>49479.01172</text:p>
          </table:table-cell>
          <table:table-cell office:value-type="float" office:value="1.2773E-2" table:style-name="ce1">
            <text:p>0.01277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53" table:style-name="ce1">
            <text:p>2953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50334.082030999998" table:style-name="ce1">
            <text:p>50334.08203</text:p>
          </table:table-cell>
          <table:table-cell office:value-type="float" office:value="1.9827999999999998E-2" table:style-name="ce1">
            <text:p>0.01982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46" table:style-name="ce1">
            <text:p>1946</text:p>
          </table:table-cell>
          <table:table-cell office:value-type="float" office:value="1753" table:style-name="ce1">
            <text:p>1753</text:p>
          </table:table-cell>
          <table:table-cell office:value-type="float" office:value="998" table:style-name="ce1">
            <text:p>998</text:p>
          </table:table-cell>
          <table:table-cell office:value-type="float" office:value="50472.65625" table:style-name="ce1">
            <text:p>50472.65625</text:p>
          </table:table-cell>
          <table:table-cell office:value-type="float" office:value="1.9772999999999999E-2" table:style-name="ce1">
            <text:p>0.01977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41" table:style-name="ce1">
            <text:p>1241</text:p>
          </table:table-cell>
          <table:table-cell office:value-type="float" office:value="1118" table:style-name="ce1">
            <text:p>1118</text:p>
          </table:table-cell>
          <table:table-cell office:value-type="float" office:value="648" table:style-name="ce1">
            <text:p>648</text:p>
          </table:table-cell>
          <table:table-cell office:value-type="float" office:value="50694.203125" table:style-name="ce1">
            <text:p>50694.20313</text:p>
          </table:table-cell>
          <table:table-cell office:value-type="float" office:value="1.2782999999999999E-2" table:style-name="ce1">
            <text:p>0.0127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69" table:style-name="ce1">
            <text:p>2869</text:p>
          </table:table-cell>
          <table:table-cell office:value-type="float" office:value="2572" table:style-name="ce1">
            <text:p>2572</text:p>
          </table:table-cell>
          <table:table-cell office:value-type="float" office:value="998" table:style-name="ce1">
            <text:p>998</text:p>
          </table:table-cell>
          <table:table-cell office:value-type="float" office:value="48770.308594000002" table:style-name="ce1">
            <text:p>48770.30859</text:p>
          </table:table-cell>
          <table:table-cell office:value-type="float" office:value="2.0462999999999999E-2" table:style-name="ce1">
            <text:p>0.02046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09" table:style-name="ce1">
            <text:p>1909</text:p>
          </table:table-cell>
          <table:table-cell office:value-type="float" office:value="1715" table:style-name="ce1">
            <text:p>1715</text:p>
          </table:table-cell>
          <table:table-cell office:value-type="float" office:value="997" table:style-name="ce1">
            <text:p>997</text:p>
          </table:table-cell>
          <table:table-cell office:value-type="float" office:value="50564.554687999997" table:style-name="ce1">
            <text:p>50564.55469</text:p>
          </table:table-cell>
          <table:table-cell office:value-type="float" office:value="1.9716999999999998E-2" table:style-name="ce1">
            <text:p>0.019717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37" table:style-name="ce1">
            <text:p>1237</text:p>
          </table:table-cell>
          <table:table-cell office:value-type="float" office:value="1117" table:style-name="ce1">
            <text:p>1117</text:p>
          </table:table-cell>
          <table:table-cell office:value-type="float" office:value="625" table:style-name="ce1">
            <text:p>625</text:p>
          </table:table-cell>
          <table:table-cell office:value-type="float" office:value="49364.558594000002" table:style-name="ce1">
            <text:p>49364.55859</text:p>
          </table:table-cell>
          <table:table-cell office:value-type="float" office:value="1.2661E-2" table:style-name="ce1">
            <text:p>0.01266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73" table:style-name="ce1">
            <text:p>2873</text:p>
          </table:table-cell>
          <table:table-cell office:value-type="float" office:value="2555" table:style-name="ce1">
            <text:p>2555</text:p>
          </table:table-cell>
          <table:table-cell office:value-type="float" office:value="998" table:style-name="ce1">
            <text:p>998</text:p>
          </table:table-cell>
          <table:table-cell office:value-type="float" office:value="48865.988280999998" table:style-name="ce1">
            <text:p>48865.98828</text:p>
          </table:table-cell>
          <table:table-cell office:value-type="float" office:value="2.0423E-2" table:style-name="ce1">
            <text:p>0.02042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61" table:style-name="ce1">
            <text:p>1961</text:p>
          </table:table-cell>
          <table:table-cell office:value-type="float" office:value="1740" table:style-name="ce1">
            <text:p>1740</text:p>
          </table:table-cell>
          <table:table-cell office:value-type="float" office:value="998" table:style-name="ce1">
            <text:p>998</text:p>
          </table:table-cell>
          <table:table-cell office:value-type="float" office:value="48522.183594000002" table:style-name="ce1">
            <text:p>48522.18359</text:p>
          </table:table-cell>
          <table:table-cell office:value-type="float" office:value="2.0567999999999999E-2" table:style-name="ce1">
            <text:p>0.02056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09" table:style-name="ce1">
            <text:p>1209</text:p>
          </table:table-cell>
          <table:table-cell office:value-type="float" office:value="1114" table:style-name="ce1">
            <text:p>1114</text:p>
          </table:table-cell>
          <table:table-cell office:value-type="float" office:value="637" table:style-name="ce1">
            <text:p>637</text:p>
          </table:table-cell>
          <table:table-cell office:value-type="float" office:value="49412.164062000003" table:style-name="ce1">
            <text:p>49412.16406</text:p>
          </table:table-cell>
          <table:table-cell office:value-type="float" office:value="1.2892000000000001E-2" table:style-name="ce1">
            <text:p>0.01289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72" table:style-name="ce1">
            <text:p>2772</text:p>
          </table:table-cell>
          <table:table-cell office:value-type="float" office:value="2489" table:style-name="ce1">
            <text:p>2489</text:p>
          </table:table-cell>
          <table:table-cell office:value-type="float" office:value="998" table:style-name="ce1">
            <text:p>998</text:p>
          </table:table-cell>
          <table:table-cell office:value-type="float" office:value="50122.832030999998" table:style-name="ce1">
            <text:p>50122.83203</text:p>
          </table:table-cell>
          <table:table-cell office:value-type="float" office:value="1.9911000000000002E-2" table:style-name="ce1">
            <text:p>0.01991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16" table:style-name="ce1">
            <text:p>1916</text:p>
          </table:table-cell>
          <table:table-cell office:value-type="float" office:value="1738" table:style-name="ce1">
            <text:p>1738</text:p>
          </table:table-cell>
          <table:table-cell office:value-type="float" office:value="998" table:style-name="ce1">
            <text:p>998</text:p>
          </table:table-cell>
          <table:table-cell office:value-type="float" office:value="49759" table:style-name="ce1">
            <text:p>49759</text:p>
          </table:table-cell>
          <table:table-cell office:value-type="float" office:value="2.0056999999999998E-2" table:style-name="ce1">
            <text:p>0.020057</text:p>
          </table:table-cell>
          <table:table-cell table:number-columns-repeated="1634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BT Loss 0.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53" table:style-name="ce1">
            <text:p>1353</text:p>
          </table:table-cell>
          <table:table-cell office:value-type="float" office:value="1074" table:style-name="ce1">
            <text:p>1074</text:p>
          </table:table-cell>
          <table:table-cell office:value-type="float" office:value="550" table:style-name="ce1">
            <text:p>550</text:p>
          </table:table-cell>
          <table:table-cell office:value-type="float" office:value="50608.726562000003" table:style-name="ce1">
            <text:p>50608.72656</text:p>
          </table:table-cell>
          <table:table-cell office:value-type="float" office:value="1.0867999999999999E-2" table:style-name="ce1">
            <text:p>0.010868</text:p>
          </table:table-cell>
          <table:table-cell table:style-name="ce1"/>
          <table:table-cell office:value-type="string" table:style-name="ce1">
            <text:p>GBN -L 0.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table:style-name="ce1"/>
          <table:table-cell office:value-type="string" table:style-name="ce1">
            <text:p>SR -L 0.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13" table:style-name="ce1">
            <text:p>2413</text:p>
          </table:table-cell>
          <table:table-cell office:value-type="float" office:value="1922" table:style-name="ce1">
            <text:p>1922</text:p>
          </table:table-cell>
          <table:table-cell office:value-type="float" office:value="999" table:style-name="ce1">
            <text:p>999</text:p>
          </table:table-cell>
          <table:table-cell office:value-type="float" office:value="49587.296875" table:style-name="ce1">
            <text:p>49587.29688</text:p>
          </table:table-cell>
          <table:table-cell office:value-type="float" office:value="2.0146000000000001E-2" table:style-name="ce1">
            <text:p>0.02014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0" table:style-name="ce1">
            <text:p>1310</text:p>
          </table:table-cell>
          <table:table-cell office:value-type="float" office:value="1029" table:style-name="ce1">
            <text:p>1029</text:p>
          </table:table-cell>
          <table:table-cell office:value-type="float" office:value="522" table:style-name="ce1">
            <text:p>522</text:p>
          </table:table-cell>
          <table:table-cell office:value-type="float" office:value="49591.824219000002" table:style-name="ce1">
            <text:p>49591.82422</text:p>
          </table:table-cell>
          <table:table-cell office:value-type="float" office:value="1.0526000000000001E-2" table:style-name="ce1">
            <text:p>0.01052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7" table:style-name="ce1">
            <text:p>2467</text:p>
          </table:table-cell>
          <table:table-cell office:value-type="float" office:value="1973" table:style-name="ce1">
            <text:p>1973</text:p>
          </table:table-cell>
          <table:table-cell office:value-type="float" office:value="999" table:style-name="ce1">
            <text:p>999</text:p>
          </table:table-cell>
          <table:table-cell office:value-type="float" office:value="49307.484375" table:style-name="ce1">
            <text:p>49307.48438</text:p>
          </table:table-cell>
          <table:table-cell office:value-type="float" office:value="2.0261000000000001E-2" table:style-name="ce1">
            <text:p>0.020261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8" table:style-name="ce1">
            <text:p>1308</text:p>
          </table:table-cell>
          <table:table-cell office:value-type="float" office:value="1047" table:style-name="ce1">
            <text:p>1047</text:p>
          </table:table-cell>
          <table:table-cell office:value-type="float" office:value="542" table:style-name="ce1">
            <text:p>542</text:p>
          </table:table-cell>
          <table:table-cell office:value-type="float" office:value="49454.183594000002" table:style-name="ce1">
            <text:p>49454.18359</text:p>
          </table:table-cell>
          <table:table-cell office:value-type="float" office:value="1.0959999999999999E-2" table:style-name="ce1">
            <text:p>0.0109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19" table:style-name="ce1">
            <text:p>2519</text:p>
          </table:table-cell>
          <table:table-cell office:value-type="float" office:value="2001" table:style-name="ce1">
            <text:p>2001</text:p>
          </table:table-cell>
          <table:table-cell office:value-type="float" office:value="999" table:style-name="ce1">
            <text:p>999</text:p>
          </table:table-cell>
          <table:table-cell office:value-type="float" office:value="50065.652344000002" table:style-name="ce1">
            <text:p>50065.65234</text:p>
          </table:table-cell>
          <table:table-cell office:value-type="float" office:value="1.9954E-2" table:style-name="ce1">
            <text:p>0.01995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" table:style-name="ce1">
            <text:p>1326</text:p>
          </table:table-cell>
          <table:table-cell office:value-type="float" office:value="1059" table:style-name="ce1">
            <text:p>1059</text:p>
          </table:table-cell>
          <table:table-cell office:value-type="float" office:value="556" table:style-name="ce1">
            <text:p>556</text:p>
          </table:table-cell>
          <table:table-cell office:value-type="float" office:value="50799.9375" table:style-name="ce1">
            <text:p>50799.9375</text:p>
          </table:table-cell>
          <table:table-cell office:value-type="float" office:value="1.0945E-2" table:style-name="ce1">
            <text:p>0.01094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80" table:style-name="ce1">
            <text:p>3280</text:p>
          </table:table-cell>
          <table:table-cell office:value-type="float" office:value="2647" table:style-name="ce1">
            <text:p>2647</text:p>
          </table:table-cell>
          <table:table-cell office:value-type="float" office:value="997" table:style-name="ce1">
            <text:p>997</text:p>
          </table:table-cell>
          <table:table-cell office:value-type="float" office:value="48712.617187999997" table:style-name="ce1">
            <text:p>48712.61719</text:p>
          </table:table-cell>
          <table:table-cell office:value-type="float" office:value="2.0466999999999999E-2" table:style-name="ce1">
            <text:p>0.02046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1" table:style-name="ce1">
            <text:p>1311</text:p>
          </table:table-cell>
          <table:table-cell office:value-type="float" office:value="1066" table:style-name="ce1">
            <text:p>1066</text:p>
          </table:table-cell>
          <table:table-cell office:value-type="float" office:value="576" table:style-name="ce1">
            <text:p>576</text:p>
          </table:table-cell>
          <table:table-cell office:value-type="float" office:value="51051.6875" table:style-name="ce1">
            <text:p>51051.6875</text:p>
          </table:table-cell>
          <table:table-cell office:value-type="float" office:value="1.1283E-2" table:style-name="ce1">
            <text:p>0.01128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6" table:style-name="ce1">
            <text:p>1306</text:p>
          </table:table-cell>
          <table:table-cell office:value-type="float" office:value="1060" table:style-name="ce1">
            <text:p>1060</text:p>
          </table:table-cell>
          <table:table-cell office:value-type="float" office:value="545" table:style-name="ce1">
            <text:p>545</text:p>
          </table:table-cell>
          <table:table-cell office:value-type="float" office:value="49327.957030999998" table:style-name="ce1">
            <text:p>49327.95703</text:p>
          </table:table-cell>
          <table:table-cell office:value-type="float" office:value="1.1049E-2" table:style-name="ce1">
            <text:p>0.01104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3" table:style-name="ce1">
            <text:p>1313</text:p>
          </table:table-cell>
          <table:table-cell office:value-type="float" office:value="1038" table:style-name="ce1">
            <text:p>1038</text:p>
          </table:table-cell>
          <table:table-cell office:value-type="float" office:value="533" table:style-name="ce1">
            <text:p>533</text:p>
          </table:table-cell>
          <table:table-cell office:value-type="float" office:value="49381.652344000002" table:style-name="ce1">
            <text:p>49381.65234</text:p>
          </table:table-cell>
          <table:table-cell office:value-type="float" office:value="1.0793000000000001E-2" table:style-name="ce1">
            <text:p>0.01079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3" table:style-name="ce1">
            <text:p>1313</text:p>
          </table:table-cell>
          <table:table-cell office:value-type="float" office:value="1065" table:style-name="ce1">
            <text:p>1065</text:p>
          </table:table-cell>
          <table:table-cell office:value-type="float" office:value="543" table:style-name="ce1">
            <text:p>543</text:p>
          </table:table-cell>
          <table:table-cell office:value-type="float" office:value="50129.851562000003" table:style-name="ce1">
            <text:p>50129.85156</text:p>
          </table:table-cell>
          <table:table-cell office:value-type="float" office:value="1.0832E-2" table:style-name="ce1">
            <text:p>0.01083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" table:style-name="ce1">
            <text:p>1326</text:p>
          </table:table-cell>
          <table:table-cell office:value-type="float" office:value="1052" table:style-name="ce1">
            <text:p>1052</text:p>
          </table:table-cell>
          <table:table-cell office:value-type="float" office:value="547" table:style-name="ce1">
            <text:p>547</text:p>
          </table:table-cell>
          <table:table-cell office:value-type="float" office:value="50549.277344000002" table:style-name="ce1">
            <text:p>50549.27734</text:p>
          </table:table-cell>
          <table:table-cell office:value-type="float" office:value="1.0821000000000001E-2" table:style-name="ce1">
            <text:p>0.0108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48129.710937999997" table:style-name="ce1">
            <text:p>48129.71094</text:p>
          </table:table-cell>
          <table:table-cell office:value-type="float" office:value="2.0736000000000001E-2" table:style-name="ce1">
            <text:p>0.02073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56" table:style-name="ce1">
            <text:p>1356</text:p>
          </table:table-cell>
          <table:table-cell office:value-type="float" office:value="1070" table:style-name="ce1">
            <text:p>1070</text:p>
          </table:table-cell>
          <table:table-cell office:value-type="float" office:value="533" table:style-name="ce1">
            <text:p>533</text:p>
          </table:table-cell>
          <table:table-cell office:value-type="float" office:value="50293.203125" table:style-name="ce1">
            <text:p>50293.20313</text:p>
          </table:table-cell>
          <table:table-cell office:value-type="float" office:value="1.0598E-2" table:style-name="ce1">
            <text:p>0.01059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BT Loss 0.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7" table:style-name="ce1">
            <text:p>1467</text:p>
          </table:table-cell>
          <table:table-cell office:value-type="float" office:value="876" table:style-name="ce1">
            <text:p>876</text:p>
          </table:table-cell>
          <table:table-cell office:value-type="float" office:value="347" table:style-name="ce1">
            <text:p>347</text:p>
          </table:table-cell>
          <table:table-cell office:value-type="float" office:value="50800.269530999998" table:style-name="ce1">
            <text:p>50800.26953</text:p>
          </table:table-cell>
          <table:table-cell office:value-type="float" office:value="6.8310000000000003E-3" table:style-name="ce1">
            <text:p>0.006831</text:p>
          </table:table-cell>
          <table:table-cell table:style-name="ce1"/>
          <table:table-cell office:value-type="string" table:style-name="ce1">
            <text:p>GBN -L 0.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445" table:style-name="ce1">
            <text:p>33445</text:p>
          </table:table-cell>
          <table:table-cell office:value-type="float" office:value="6108" table:style-name="ce1">
            <text:p>6108</text:p>
          </table:table-cell>
          <table:table-cell office:value-type="float" office:value="685" table:style-name="ce1">
            <text:p>685</text:p>
          </table:table-cell>
          <table:table-cell office:value-type="float" office:value="50776.03125" table:style-name="ce1">
            <text:p>50776.03125</text:p>
          </table:table-cell>
          <table:table-cell office:value-type="float" office:value="1.3491E-2" table:style-name="ce1">
            <text:p>0.013491</text:p>
          </table:table-cell>
          <table:table-cell table:style-name="ce1"/>
          <table:table-cell office:value-type="string" table:style-name="ce1">
            <text:p>SR -L 0.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77" table:style-name="ce1">
            <text:p>4377</text:p>
          </table:table-cell>
          <table:table-cell office:value-type="float" office:value="2627" table:style-name="ce1">
            <text:p>2627</text:p>
          </table:table-cell>
          <table:table-cell office:value-type="float" office:value="998" table:style-name="ce1">
            <text:p>998</text:p>
          </table:table-cell>
          <table:table-cell office:value-type="float" office:value="49880.003905999998" table:style-name="ce1">
            <text:p>49880.00391</text:p>
          </table:table-cell>
          <table:table-cell office:value-type="float" office:value="2.0008000000000001E-2" table:style-name="ce1">
            <text:p>0.02000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75" table:style-name="ce1">
            <text:p>1475</text:p>
          </table:table-cell>
          <table:table-cell office:value-type="float" office:value="877" table:style-name="ce1">
            <text:p>877</text:p>
          </table:table-cell>
          <table:table-cell office:value-type="float" office:value="320" table:style-name="ce1">
            <text:p>320</text:p>
          </table:table-cell>
          <table:table-cell office:value-type="float" office:value="50334.4375" table:style-name="ce1">
            <text:p>50334.4375</text:p>
          </table:table-cell>
          <table:table-cell office:value-type="float" office:value="6.3569999999999998E-3" table:style-name="ce1">
            <text:p>0.00635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  <draw:frame draw:z-index="1" draw:id="id0" draw:style-name="a0" draw:name="Chart 1" svg:x="0.85417in" svg:y="0.06562in" svg:width="7.98958in" svg:height="4.79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394" table:style-name="ce1">
            <text:p>18394</text:p>
          </table:table-cell>
          <table:table-cell office:value-type="float" office:value="4821" table:style-name="ce1">
            <text:p>4821</text:p>
          </table:table-cell>
          <table:table-cell office:value-type="float" office:value="873" table:style-name="ce1">
            <text:p>873</text:p>
          </table:table-cell>
          <table:table-cell office:value-type="float" office:value="51152.667969000002" table:style-name="ce1">
            <text:p>51152.66797</text:p>
          </table:table-cell>
          <table:table-cell office:value-type="float" office:value="1.7066999999999999E-2" table:style-name="ce1">
            <text:p>0.01706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547" table:style-name="ce1">
            <text:p>4547</text:p>
          </table:table-cell>
          <table:table-cell office:value-type="float" office:value="2718" table:style-name="ce1">
            <text:p>2718</text:p>
          </table:table-cell>
          <table:table-cell office:value-type="float" office:value="998" table:style-name="ce1">
            <text:p>998</text:p>
          </table:table-cell>
          <table:table-cell office:value-type="float" office:value="50134.609375" table:style-name="ce1">
            <text:p>50134.60938</text:p>
          </table:table-cell>
          <table:table-cell office:value-type="float" office:value="1.9906E-2" table:style-name="ce1">
            <text:p>0.01990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77" table:style-name="ce1">
            <text:p>1477</text:p>
          </table:table-cell>
          <table:table-cell office:value-type="float" office:value="879" table:style-name="ce1">
            <text:p>879</text:p>
          </table:table-cell>
          <table:table-cell office:value-type="float" office:value="346" table:style-name="ce1">
            <text:p>346</text:p>
          </table:table-cell>
          <table:table-cell office:value-type="float" office:value="50456.699219000002" table:style-name="ce1">
            <text:p>50456.69922</text:p>
          </table:table-cell>
          <table:table-cell office:value-type="float" office:value="6.8570000000000002E-3" table:style-name="ce1">
            <text:p>0.00685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1985" table:style-name="ce1">
            <text:p>11985</text:p>
          </table:table-cell>
          <table:table-cell office:value-type="float" office:value="4432" table:style-name="ce1">
            <text:p>4432</text:p>
          </table:table-cell>
          <table:table-cell office:value-type="float" office:value="915" table:style-name="ce1">
            <text:p>915</text:p>
          </table:table-cell>
          <table:table-cell office:value-type="float" office:value="50674.832030999998" table:style-name="ce1">
            <text:p>50674.83203</text:p>
          </table:table-cell>
          <table:table-cell office:value-type="float" office:value="1.8055999999999999E-2" table:style-name="ce1">
            <text:p>0.01805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86" table:style-name="ce1">
            <text:p>4386</text:p>
          </table:table-cell>
          <table:table-cell office:value-type="float" office:value="2592" table:style-name="ce1">
            <text:p>2592</text:p>
          </table:table-cell>
          <table:table-cell office:value-type="float" office:value="998" table:style-name="ce1">
            <text:p>998</text:p>
          </table:table-cell>
          <table:table-cell office:value-type="float" office:value="49132.34375" table:style-name="ce1">
            <text:p>49132.34375</text:p>
          </table:table-cell>
          <table:table-cell office:value-type="float" office:value="2.0312E-2" table:style-name="ce1">
            <text:p>0.02031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86" table:style-name="ce1">
            <text:p>1486</text:p>
          </table:table-cell>
          <table:table-cell office:value-type="float" office:value="902" table:style-name="ce1">
            <text:p>902</text:p>
          </table:table-cell>
          <table:table-cell office:value-type="float" office:value="364" table:style-name="ce1">
            <text:p>364</text:p>
          </table:table-cell>
          <table:table-cell office:value-type="float" office:value="51097.796875" table:style-name="ce1">
            <text:p>51097.79688</text:p>
          </table:table-cell>
          <table:table-cell office:value-type="float" office:value="7.1240000000000001E-3" table:style-name="ce1">
            <text:p>0.00712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6920" table:style-name="ce1">
            <text:p>46920</text:p>
          </table:table-cell>
          <table:table-cell office:value-type="float" office:value="6955" table:style-name="ce1">
            <text:p>6955</text:p>
          </table:table-cell>
          <table:table-cell office:value-type="float" office:value="513" table:style-name="ce1">
            <text:p>513</text:p>
          </table:table-cell>
          <table:table-cell office:value-type="float" office:value="50770.390625" table:style-name="ce1">
            <text:p>50770.39063</text:p>
          </table:table-cell>
          <table:table-cell office:value-type="float" office:value="1.0104E-2" table:style-name="ce1">
            <text:p>0.01010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20" table:style-name="ce1">
            <text:p>4320</text:p>
          </table:table-cell>
          <table:table-cell office:value-type="float" office:value="2630" table:style-name="ce1">
            <text:p>2630</text:p>
          </table:table-cell>
          <table:table-cell office:value-type="float" office:value="997" table:style-name="ce1">
            <text:p>997</text:p>
          </table:table-cell>
          <table:table-cell office:value-type="float" office:value="50933.78125" table:style-name="ce1">
            <text:p>50933.78125</text:p>
          </table:table-cell>
          <table:table-cell office:value-type="float" office:value="1.9574000000000001E-2" table:style-name="ce1">
            <text:p>0.01957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14" table:style-name="ce1">
            <text:p>1414</text:p>
          </table:table-cell>
          <table:table-cell office:value-type="float" office:value="844" table:style-name="ce1">
            <text:p>844</text:p>
          </table:table-cell>
          <table:table-cell office:value-type="float" office:value="345" table:style-name="ce1">
            <text:p>345</text:p>
          </table:table-cell>
          <table:table-cell office:value-type="float" office:value="48690.226562000003" table:style-name="ce1">
            <text:p>48690.22656</text:p>
          </table:table-cell>
          <table:table-cell office:value-type="float" office:value="7.0860000000000003E-3" table:style-name="ce1">
            <text:p>0.00708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103" table:style-name="ce1">
            <text:p>6103</text:p>
          </table:table-cell>
          <table:table-cell office:value-type="float" office:value="3695" table:style-name="ce1">
            <text:p>3695</text:p>
          </table:table-cell>
          <table:table-cell office:value-type="float" office:value="993" table:style-name="ce1">
            <text:p>993</text:p>
          </table:table-cell>
          <table:table-cell office:value-type="float" office:value="49890.460937999997" table:style-name="ce1">
            <text:p>49890.46094</text:p>
          </table:table-cell>
          <table:table-cell office:value-type="float" office:value="1.9904000000000002E-2" table:style-name="ce1">
            <text:p>0.01990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13" table:style-name="ce1">
            <text:p>4313</text:p>
          </table:table-cell>
          <table:table-cell office:value-type="float" office:value="2607" table:style-name="ce1">
            <text:p>2607</text:p>
          </table:table-cell>
          <table:table-cell office:value-type="float" office:value="997" table:style-name="ce1">
            <text:p>997</text:p>
          </table:table-cell>
          <table:table-cell office:value-type="float" office:value="49532.476562000003" table:style-name="ce1">
            <text:p>49532.47656</text:p>
          </table:table-cell>
          <table:table-cell office:value-type="float" office:value="2.0128E-2" table:style-name="ce1">
            <text:p>0.02012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42" table:style-name="ce1">
            <text:p>1442</text:p>
          </table:table-cell>
          <table:table-cell office:value-type="float" office:value="873" table:style-name="ce1">
            <text:p>873</text:p>
          </table:table-cell>
          <table:table-cell office:value-type="float" office:value="342" table:style-name="ce1">
            <text:p>342</text:p>
          </table:table-cell>
          <table:table-cell office:value-type="float" office:value="50269.558594000002" table:style-name="ce1">
            <text:p>50269.55859</text:p>
          </table:table-cell>
          <table:table-cell office:value-type="float" office:value="6.803E-3" table:style-name="ce1">
            <text:p>0.00680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2594" table:style-name="ce1">
            <text:p>62594</text:p>
          </table:table-cell>
          <table:table-cell office:value-type="float" office:value="8012" table:style-name="ce1">
            <text:p>8012</text:p>
          </table:table-cell>
          <table:table-cell office:value-type="float" office:value="283" table:style-name="ce1">
            <text:p>283</text:p>
          </table:table-cell>
          <table:table-cell office:value-type="float" office:value="48525.832030999998" table:style-name="ce1">
            <text:p>48525.83203</text:p>
          </table:table-cell>
          <table:table-cell office:value-type="float" office:value="5.8320000000000004E-3" table:style-name="ce1">
            <text:p>0.00583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267" table:style-name="ce1">
            <text:p>4267</text:p>
          </table:table-cell>
          <table:table-cell office:value-type="float" office:value="2575" table:style-name="ce1">
            <text:p>2575</text:p>
          </table:table-cell>
          <table:table-cell office:value-type="float" office:value="999" table:style-name="ce1">
            <text:p>999</text:p>
          </table:table-cell>
          <table:table-cell office:value-type="float" office:value="51264.46875" table:style-name="ce1">
            <text:p>51264.46875</text:p>
          </table:table-cell>
          <table:table-cell office:value-type="float" office:value="1.9487000000000001E-2" table:style-name="ce1">
            <text:p>0.019487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9" table:style-name="ce1">
            <text:p>1469</text:p>
          </table:table-cell>
          <table:table-cell office:value-type="float" office:value="890" table:style-name="ce1">
            <text:p>890</text:p>
          </table:table-cell>
          <table:table-cell office:value-type="float" office:value="324" table:style-name="ce1">
            <text:p>324</text:p>
          </table:table-cell>
          <table:table-cell office:value-type="float" office:value="49918.222655999998" table:style-name="ce1">
            <text:p>49918.22266</text:p>
          </table:table-cell>
          <table:table-cell office:value-type="float" office:value="6.4910000000000002E-3" table:style-name="ce1">
            <text:p>0.00649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0250" table:style-name="ce1">
            <text:p>50250</text:p>
          </table:table-cell>
          <table:table-cell office:value-type="float" office:value="7268" table:style-name="ce1">
            <text:p>7268</text:p>
          </table:table-cell>
          <table:table-cell office:value-type="float" office:value="454" table:style-name="ce1">
            <text:p>454</text:p>
          </table:table-cell>
          <table:table-cell office:value-type="float" office:value="50338.84375" table:style-name="ce1">
            <text:p>50338.84375</text:p>
          </table:table-cell>
          <table:table-cell office:value-type="float" office:value="9.0189999999999992E-3" table:style-name="ce1">
            <text:p>0.0090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67" table:style-name="ce1">
            <text:p>4367</text:p>
          </table:table-cell>
          <table:table-cell office:value-type="float" office:value="2594" table:style-name="ce1">
            <text:p>2594</text:p>
          </table:table-cell>
          <table:table-cell office:value-type="float" office:value="997" table:style-name="ce1">
            <text:p>997</text:p>
          </table:table-cell>
          <table:table-cell office:value-type="float" office:value="49664.246094000002" table:style-name="ce1">
            <text:p>49664.24609</text:p>
          </table:table-cell>
          <table:table-cell office:value-type="float" office:value="2.0074999999999999E-2" table:style-name="ce1">
            <text:p>0.02007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1" table:style-name="ce1">
            <text:p>1461</text:p>
          </table:table-cell>
          <table:table-cell office:value-type="float" office:value="886" table:style-name="ce1">
            <text:p>886</text:p>
          </table:table-cell>
          <table:table-cell office:value-type="float" office:value="345" table:style-name="ce1">
            <text:p>345</text:p>
          </table:table-cell>
          <table:table-cell office:value-type="float" office:value="49980.496094000002" table:style-name="ce1">
            <text:p>49980.49609</text:p>
          </table:table-cell>
          <table:table-cell office:value-type="float" office:value="6.9030000000000003E-3" table:style-name="ce1">
            <text:p>0.00690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102" table:style-name="ce1">
            <text:p>6102</text:p>
          </table:table-cell>
          <table:table-cell office:value-type="float" office:value="3694" table:style-name="ce1">
            <text:p>3694</text:p>
          </table:table-cell>
          <table:table-cell office:value-type="float" office:value="994" table:style-name="ce1">
            <text:p>994</text:p>
          </table:table-cell>
          <table:table-cell office:value-type="float" office:value="50787.410155999998" table:style-name="ce1">
            <text:p>50787.41016</text:p>
          </table:table-cell>
          <table:table-cell office:value-type="float" office:value="1.9571999999999999E-2" table:style-name="ce1">
            <text:p>0.01957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166" table:style-name="ce1">
            <text:p>4166</text:p>
          </table:table-cell>
          <table:table-cell office:value-type="float" office:value="2502" table:style-name="ce1">
            <text:p>2502</text:p>
          </table:table-cell>
          <table:table-cell office:value-type="float" office:value="997" table:style-name="ce1">
            <text:p>997</text:p>
          </table:table-cell>
          <table:table-cell office:value-type="float" office:value="51191.128905999998" table:style-name="ce1">
            <text:p>51191.12891</text:p>
          </table:table-cell>
          <table:table-cell office:value-type="float" office:value="1.9476E-2" table:style-name="ce1">
            <text:p>0.01947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8" table:style-name="ce1">
            <text:p>1468</text:p>
          </table:table-cell>
          <table:table-cell office:value-type="float" office:value="873" table:style-name="ce1">
            <text:p>873</text:p>
          </table:table-cell>
          <table:table-cell office:value-type="float" office:value="336" table:style-name="ce1">
            <text:p>336</text:p>
          </table:table-cell>
          <table:table-cell office:value-type="float" office:value="50052.039062000003" table:style-name="ce1">
            <text:p>50052.03906</text:p>
          </table:table-cell>
          <table:table-cell office:value-type="float" office:value="6.7130000000000002E-3" table:style-name="ce1">
            <text:p>0.00671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3980" table:style-name="ce1">
            <text:p>53980</text:p>
          </table:table-cell>
          <table:table-cell office:value-type="float" office:value="7328" table:style-name="ce1">
            <text:p>7328</text:p>
          </table:table-cell>
          <table:table-cell office:value-type="float" office:value="409" table:style-name="ce1">
            <text:p>409</text:p>
          </table:table-cell>
          <table:table-cell office:value-type="float" office:value="49919.972655999998" table:style-name="ce1">
            <text:p>49919.97266</text:p>
          </table:table-cell>
          <table:table-cell office:value-type="float" office:value="8.1930000000000006E-3" table:style-name="ce1">
            <text:p>0.00819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416" table:style-name="ce1">
            <text:p>4416</text:p>
          </table:table-cell>
          <table:table-cell office:value-type="float" office:value="2684" table:style-name="ce1">
            <text:p>2684</text:p>
          </table:table-cell>
          <table:table-cell office:value-type="float" office:value="999" table:style-name="ce1">
            <text:p>999</text:p>
          </table:table-cell>
          <table:table-cell office:value-type="float" office:value="50019.476562000003" table:style-name="ce1">
            <text:p>50019.47656</text:p>
          </table:table-cell>
          <table:table-cell office:value-type="float" office:value="1.9972E-2" table:style-name="ce1">
            <text:p>0.01997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87" table:style-name="ce1">
            <text:p>1487</text:p>
          </table:table-cell>
          <table:table-cell office:value-type="float" office:value="887" table:style-name="ce1">
            <text:p>887</text:p>
          </table:table-cell>
          <table:table-cell office:value-type="float" office:value="333" table:style-name="ce1">
            <text:p>333</text:p>
          </table:table-cell>
          <table:table-cell office:value-type="float" office:value="49630.757812000003" table:style-name="ce1">
            <text:p>49630.75781</text:p>
          </table:table-cell>
          <table:table-cell office:value-type="float" office:value="6.7099999999999998E-3" table:style-name="ce1">
            <text:p>0.0067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1846" table:style-name="ce1">
            <text:p>61846</text:p>
          </table:table-cell>
          <table:table-cell office:value-type="float" office:value="7869" table:style-name="ce1">
            <text:p>7869</text:p>
          </table:table-cell>
          <table:table-cell office:value-type="float" office:value="308" table:style-name="ce1">
            <text:p>308</text:p>
          </table:table-cell>
          <table:table-cell office:value-type="float" office:value="50437.03125" table:style-name="ce1">
            <text:p>50437.03125</text:p>
          </table:table-cell>
          <table:table-cell office:value-type="float" office:value="6.1069999999999996E-3" table:style-name="ce1">
            <text:p>0.00610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282" table:style-name="ce1">
            <text:p>4282</text:p>
          </table:table-cell>
          <table:table-cell office:value-type="float" office:value="2596" table:style-name="ce1">
            <text:p>2596</text:p>
          </table:table-cell>
          <table:table-cell office:value-type="float" office:value="998" table:style-name="ce1">
            <text:p>998</text:p>
          </table:table-cell>
          <table:table-cell office:value-type="float" office:value="49208.023437999997" table:style-name="ce1">
            <text:p>49208.02344</text:p>
          </table:table-cell>
          <table:table-cell office:value-type="float" office:value="2.0281E-2" table:style-name="ce1">
            <text:p>0.020281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BT Loss 0.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35" table:style-name="ce1">
            <text:p>1635</text:p>
          </table:table-cell>
          <table:table-cell office:value-type="float" office:value="677" table:style-name="ce1">
            <text:p>677</text:p>
          </table:table-cell>
          <table:table-cell office:value-type="float" office:value="181" table:style-name="ce1">
            <text:p>181</text:p>
          </table:table-cell>
          <table:table-cell office:value-type="float" office:value="52771.835937999997" table:style-name="ce1">
            <text:p>52771.83594</text:p>
          </table:table-cell>
          <table:table-cell office:value-type="float" office:value="3.4299999999999999E-3" table:style-name="ce1">
            <text:p>0.00343</text:p>
          </table:table-cell>
          <table:table-cell table:style-name="ce1"/>
          <table:table-cell office:value-type="string" table:style-name="ce1">
            <text:p>GBN -L 0.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4183" table:style-name="ce1">
            <text:p>74183</text:p>
          </table:table-cell>
          <table:table-cell office:value-type="float" office:value="8828" table:style-name="ce1">
            <text:p>8828</text:p>
          </table:table-cell>
          <table:table-cell office:value-type="float" office:value="142" table:style-name="ce1">
            <text:p>142</text:p>
          </table:table-cell>
          <table:table-cell office:value-type="float" office:value="49102.347655999998" table:style-name="ce1">
            <text:p>49102.34766</text:p>
          </table:table-cell>
          <table:table-cell office:value-type="float" office:value="2.892E-3" table:style-name="ce1">
            <text:p>0.002892</text:p>
          </table:table-cell>
          <table:table-cell table:style-name="ce1"/>
          <table:table-cell office:value-type="string" table:style-name="ce1">
            <text:p>SR -L 0.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710" table:style-name="ce1">
            <text:p>9710</text:p>
          </table:table-cell>
          <table:table-cell office:value-type="float" office:value="3923" table:style-name="ce1">
            <text:p>3923</text:p>
          </table:table-cell>
          <table:table-cell office:value-type="float" office:value="996" table:style-name="ce1">
            <text:p>996</text:p>
          </table:table-cell>
          <table:table-cell office:value-type="float" office:value="50308.839844000002" table:style-name="ce1">
            <text:p>50308.83984</text:p>
          </table:table-cell>
          <table:table-cell office:value-type="float" office:value="1.9798E-2" table:style-name="ce1">
            <text:p>0.01979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39" table:style-name="ce1">
            <text:p>1539</text:p>
          </table:table-cell>
          <table:table-cell office:value-type="float" office:value="633" table:style-name="ce1">
            <text:p>633</text:p>
          </table:table-cell>
          <table:table-cell office:value-type="float" office:value="167" table:style-name="ce1">
            <text:p>167</text:p>
          </table:table-cell>
          <table:table-cell office:value-type="float" office:value="48893.191405999998" table:style-name="ce1">
            <text:p>48893.19141</text:p>
          </table:table-cell>
          <table:table-cell office:value-type="float" office:value="3.4160000000000002E-3" table:style-name="ce1">
            <text:p>0.0034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3324" table:style-name="ce1">
            <text:p>73324</text:p>
          </table:table-cell>
          <table:table-cell office:value-type="float" office:value="8715" table:style-name="ce1">
            <text:p>8715</text:p>
          </table:table-cell>
          <table:table-cell office:value-type="float" office:value="157" table:style-name="ce1">
            <text:p>157</text:p>
          </table:table-cell>
          <table:table-cell office:value-type="float" office:value="48673.3125" table:style-name="ce1">
            <text:p>48673.3125</text:p>
          </table:table-cell>
          <table:table-cell office:value-type="float" office:value="3.2260000000000001E-3" table:style-name="ce1">
            <text:p>0.00322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048" table:style-name="ce1">
            <text:p>10048</text:p>
          </table:table-cell>
          <table:table-cell office:value-type="float" office:value="3907" table:style-name="ce1">
            <text:p>3907</text:p>
          </table:table-cell>
          <table:table-cell office:value-type="float" office:value="997" table:style-name="ce1">
            <text:p>997</text:p>
          </table:table-cell>
          <table:table-cell office:value-type="float" office:value="50673.441405999998" table:style-name="ce1">
            <text:p>50673.44141</text:p>
          </table:table-cell>
          <table:table-cell office:value-type="float" office:value="1.9675000000000002E-2" table:style-name="ce1">
            <text:p>0.01967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27" table:style-name="ce1">
            <text:p>1627</text:p>
          </table:table-cell>
          <table:table-cell office:value-type="float" office:value="650" table:style-name="ce1">
            <text:p>650</text:p>
          </table:table-cell>
          <table:table-cell office:value-type="float" office:value="160" table:style-name="ce1">
            <text:p>160</text:p>
          </table:table-cell>
          <table:table-cell office:value-type="float" office:value="50895.144530999998" table:style-name="ce1">
            <text:p>50895.14453</text:p>
          </table:table-cell>
          <table:table-cell office:value-type="float" office:value="3.1440000000000001E-3" table:style-name="ce1">
            <text:p>0.00314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9049" table:style-name="ce1">
            <text:p>79049</text:p>
          </table:table-cell>
          <table:table-cell office:value-type="float" office:value="9190" table:style-name="ce1">
            <text:p>9190</text:p>
          </table:table-cell>
          <table:table-cell office:value-type="float" office:value="122" table:style-name="ce1">
            <text:p>122</text:p>
          </table:table-cell>
          <table:table-cell office:value-type="float" office:value="50918.523437999997" table:style-name="ce1">
            <text:p>50918.52344</text:p>
          </table:table-cell>
          <table:table-cell office:value-type="float" office:value="2.3960000000000001E-3" table:style-name="ce1">
            <text:p>0.00239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893" table:style-name="ce1">
            <text:p>9893</text:p>
          </table:table-cell>
          <table:table-cell office:value-type="float" office:value="3970" table:style-name="ce1">
            <text:p>3970</text:p>
          </table:table-cell>
          <table:table-cell office:value-type="float" office:value="999" table:style-name="ce1">
            <text:p>999</text:p>
          </table:table-cell>
          <table:table-cell office:value-type="float" office:value="48948.863280999998" table:style-name="ce1">
            <text:p>48948.86328</text:p>
          </table:table-cell>
          <table:table-cell office:value-type="float" office:value="2.0409E-2" table:style-name="ce1">
            <text:p>0.02040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9" table:style-name="ce1">
            <text:p>1559</text:p>
          </table:table-cell>
          <table:table-cell office:value-type="float" office:value="639" table:style-name="ce1">
            <text:p>639</text:p>
          </table:table-cell>
          <table:table-cell office:value-type="float" office:value="173" table:style-name="ce1">
            <text:p>173</text:p>
          </table:table-cell>
          <table:table-cell office:value-type="float" office:value="48937.234375" table:style-name="ce1">
            <text:p>48937.23438</text:p>
          </table:table-cell>
          <table:table-cell office:value-type="float" office:value="3.5349999999999999E-3" table:style-name="ce1">
            <text:p>0.00353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652" table:style-name="ce1">
            <text:p>75652</text:p>
          </table:table-cell>
          <table:table-cell office:value-type="float" office:value="8838" table:style-name="ce1">
            <text:p>8838</text:p>
          </table:table-cell>
          <table:table-cell office:value-type="float" office:value="147" table:style-name="ce1">
            <text:p>147</text:p>
          </table:table-cell>
          <table:table-cell office:value-type="float" office:value="49279.15625" table:style-name="ce1">
            <text:p>49279.15625</text:p>
          </table:table-cell>
          <table:table-cell office:value-type="float" office:value="2.983E-3" table:style-name="ce1">
            <text:p>0.00298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379" table:style-name="ce1">
            <text:p>9379</text:p>
          </table:table-cell>
          <table:table-cell office:value-type="float" office:value="3789" table:style-name="ce1">
            <text:p>3789</text:p>
          </table:table-cell>
          <table:table-cell office:value-type="float" office:value="989" table:style-name="ce1">
            <text:p>989</text:p>
          </table:table-cell>
          <table:table-cell office:value-type="float" office:value="49939.703125" table:style-name="ce1">
            <text:p>49939.70313</text:p>
          </table:table-cell>
          <table:table-cell office:value-type="float" office:value="1.9803999999999999E-2" table:style-name="ce1">
            <text:p>0.01980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33" table:style-name="ce1">
            <text:p>1533</text:p>
          </table:table-cell>
          <table:table-cell office:value-type="float" office:value="651" table:style-name="ce1">
            <text:p>651</text:p>
          </table:table-cell>
          <table:table-cell office:value-type="float" office:value="191" table:style-name="ce1">
            <text:p>191</text:p>
          </table:table-cell>
          <table:table-cell office:value-type="float" office:value="48781.6875" table:style-name="ce1">
            <text:p>48781.6875</text:p>
          </table:table-cell>
          <table:table-cell office:value-type="float" office:value="3.9150000000000001E-3" table:style-name="ce1">
            <text:p>0.00391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8644" table:style-name="ce1">
            <text:p>78644</text:p>
          </table:table-cell>
          <table:table-cell office:value-type="float" office:value="9239" table:style-name="ce1">
            <text:p>9239</text:p>
          </table:table-cell>
          <table:table-cell office:value-type="float" office:value="144" table:style-name="ce1">
            <text:p>144</text:p>
          </table:table-cell>
          <table:table-cell office:value-type="float" office:value="51508.070312000003" table:style-name="ce1">
            <text:p>51508.07031</text:p>
          </table:table-cell>
          <table:table-cell office:value-type="float" office:value="2.7959999999999999E-3" table:style-name="ce1">
            <text:p>0.00279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829" table:style-name="ce1">
            <text:p>3829</text:p>
          </table:table-cell>
          <table:table-cell office:value-type="float" office:value="1554" table:style-name="ce1">
            <text:p>1554</text:p>
          </table:table-cell>
          <table:table-cell office:value-type="float" office:value="357" table:style-name="ce1">
            <text:p>357</text:p>
          </table:table-cell>
          <table:table-cell office:value-type="float" office:value="49547.894530999998" table:style-name="ce1">
            <text:p>49547.89453</text:p>
          </table:table-cell>
          <table:table-cell office:value-type="float" office:value="7.2049999999999996E-3" table:style-name="ce1">
            <text:p>0.00720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4" table:style-name="ce1">
            <text:p>1554</text:p>
          </table:table-cell>
          <table:table-cell office:value-type="float" office:value="622" table:style-name="ce1">
            <text:p>622</text:p>
          </table:table-cell>
          <table:table-cell office:value-type="float" office:value="177" table:style-name="ce1">
            <text:p>177</text:p>
          </table:table-cell>
          <table:table-cell office:value-type="float" office:value="49994.863280999998" table:style-name="ce1">
            <text:p>49994.86328</text:p>
          </table:table-cell>
          <table:table-cell office:value-type="float" office:value="3.5400000000000002E-3" table:style-name="ce1">
            <text:p>0.0035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259" table:style-name="ce1">
            <text:p>75259</text:p>
          </table:table-cell>
          <table:table-cell office:value-type="float" office:value="8928" table:style-name="ce1">
            <text:p>8928</text:p>
          </table:table-cell>
          <table:table-cell office:value-type="float" office:value="147" table:style-name="ce1">
            <text:p>147</text:p>
          </table:table-cell>
          <table:table-cell office:value-type="float" office:value="50355.203125" table:style-name="ce1">
            <text:p>50355.20313</text:p>
          </table:table-cell>
          <table:table-cell office:value-type="float" office:value="2.9190000000000002E-3" table:style-name="ce1">
            <text:p>0.00291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407" table:style-name="ce1">
            <text:p>3407</text:p>
          </table:table-cell>
          <table:table-cell office:value-type="float" office:value="1400" table:style-name="ce1">
            <text:p>1400</text:p>
          </table:table-cell>
          <table:table-cell office:value-type="float" office:value="313" table:style-name="ce1">
            <text:p>313</text:p>
          </table:table-cell>
          <table:table-cell office:value-type="float" office:value="49578.574219000002" table:style-name="ce1">
            <text:p>49578.57422</text:p>
          </table:table-cell>
          <table:table-cell office:value-type="float" office:value="6.313E-3" table:style-name="ce1">
            <text:p>0.00631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0" table:style-name="ce1">
            <text:p>1550</text:p>
          </table:table-cell>
          <table:table-cell office:value-type="float" office:value="605" table:style-name="ce1">
            <text:p>605</text:p>
          </table:table-cell>
          <table:table-cell office:value-type="float" office:value="161" table:style-name="ce1">
            <text:p>161</text:p>
          </table:table-cell>
          <table:table-cell office:value-type="float" office:value="49038.753905999998" table:style-name="ce1">
            <text:p>49038.75391</text:p>
          </table:table-cell>
          <table:table-cell office:value-type="float" office:value="3.2829999999999999E-3" table:style-name="ce1">
            <text:p>0.0032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027" table:style-name="ce1">
            <text:p>75027</text:p>
          </table:table-cell>
          <table:table-cell office:value-type="float" office:value="9059" table:style-name="ce1">
            <text:p>9059</text:p>
          </table:table-cell>
          <table:table-cell office:value-type="float" office:value="182" table:style-name="ce1">
            <text:p>182</text:p>
          </table:table-cell>
          <table:table-cell office:value-type="float" office:value="51034.628905999998" table:style-name="ce1">
            <text:p>51034.62891</text:p>
          </table:table-cell>
          <table:table-cell office:value-type="float" office:value="3.5660000000000002E-3" table:style-name="ce1">
            <text:p>0.00356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699" table:style-name="ce1">
            <text:p>9699</text:p>
          </table:table-cell>
          <table:table-cell office:value-type="float" office:value="3821" table:style-name="ce1">
            <text:p>3821</text:p>
          </table:table-cell>
          <table:table-cell office:value-type="float" office:value="999" table:style-name="ce1">
            <text:p>999</text:p>
          </table:table-cell>
          <table:table-cell office:value-type="float" office:value="50017.328125" table:style-name="ce1">
            <text:p>50017.32813</text:p>
          </table:table-cell>
          <table:table-cell office:value-type="float" office:value="1.9973000000000001E-2" table:style-name="ce1">
            <text:p>0.01997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7" table:style-name="ce1">
            <text:p>1567</text:p>
          </table:table-cell>
          <table:table-cell office:value-type="float" office:value="633" table:style-name="ce1">
            <text:p>633</text:p>
          </table:table-cell>
          <table:table-cell office:value-type="float" office:value="166" table:style-name="ce1">
            <text:p>166</text:p>
          </table:table-cell>
          <table:table-cell office:value-type="float" office:value="49560.5" table:style-name="ce1">
            <text:p>49560.5</text:p>
          </table:table-cell>
          <table:table-cell office:value-type="float" office:value="3.349E-3" table:style-name="ce1">
            <text:p>0.00334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2453" table:style-name="ce1">
            <text:p>72453</text:p>
          </table:table-cell>
          <table:table-cell office:value-type="float" office:value="8425" table:style-name="ce1">
            <text:p>8425</text:p>
          </table:table-cell>
          <table:table-cell office:value-type="float" office:value="138" table:style-name="ce1">
            <text:p>138</text:p>
          </table:table-cell>
          <table:table-cell office:value-type="float" office:value="47750.574219000002" table:style-name="ce1">
            <text:p>47750.57422</text:p>
          </table:table-cell>
          <table:table-cell office:value-type="float" office:value="2.8900000000000002E-3" table:style-name="ce1">
            <text:p>0.0028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122" table:style-name="ce1">
            <text:p>6122</text:p>
          </table:table-cell>
          <table:table-cell office:value-type="float" office:value="2429" table:style-name="ce1">
            <text:p>2429</text:p>
          </table:table-cell>
          <table:table-cell office:value-type="float" office:value="614" table:style-name="ce1">
            <text:p>614</text:p>
          </table:table-cell>
          <table:table-cell office:value-type="float" office:value="50777.882812000003" table:style-name="ce1">
            <text:p>50777.88281</text:p>
          </table:table-cell>
          <table:table-cell office:value-type="float" office:value="1.2092E-2" table:style-name="ce1">
            <text:p>0.01209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6" table:style-name="ce1">
            <text:p>1566</text:p>
          </table:table-cell>
          <table:table-cell office:value-type="float" office:value="621" table:style-name="ce1">
            <text:p>621</text:p>
          </table:table-cell>
          <table:table-cell office:value-type="float" office:value="162" table:style-name="ce1">
            <text:p>162</text:p>
          </table:table-cell>
          <table:table-cell office:value-type="float" office:value="49704.597655999998" table:style-name="ce1">
            <text:p>49704.59766</text:p>
          </table:table-cell>
          <table:table-cell office:value-type="float" office:value="3.2590000000000002E-3" table:style-name="ce1">
            <text:p>0.00325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3457" table:style-name="ce1">
            <text:p>73457</text:p>
          </table:table-cell>
          <table:table-cell office:value-type="float" office:value="8779" table:style-name="ce1">
            <text:p>8779</text:p>
          </table:table-cell>
          <table:table-cell office:value-type="float" office:value="152" table:style-name="ce1">
            <text:p>152</text:p>
          </table:table-cell>
          <table:table-cell office:value-type="float" office:value="49351.074219000002" table:style-name="ce1">
            <text:p>49351.07422</text:p>
          </table:table-cell>
          <table:table-cell office:value-type="float" office:value="3.0799999999999998E-3" table:style-name="ce1">
            <text:p>0.0030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577" table:style-name="ce1">
            <text:p>9577</text:p>
          </table:table-cell>
          <table:table-cell office:value-type="float" office:value="3720" table:style-name="ce1">
            <text:p>3720</text:p>
          </table:table-cell>
          <table:table-cell office:value-type="float" office:value="995" table:style-name="ce1">
            <text:p>995</text:p>
          </table:table-cell>
          <table:table-cell office:value-type="float" office:value="51515.273437999997" table:style-name="ce1">
            <text:p>51515.27344</text:p>
          </table:table-cell>
          <table:table-cell office:value-type="float" office:value="1.9314999999999999E-2" table:style-name="ce1">
            <text:p>0.01931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99" table:style-name="ce1">
            <text:p>1599</text:p>
          </table:table-cell>
          <table:table-cell office:value-type="float" office:value="627" table:style-name="ce1">
            <text:p>627</text:p>
          </table:table-cell>
          <table:table-cell office:value-type="float" office:value="164" table:style-name="ce1">
            <text:p>164</text:p>
          </table:table-cell>
          <table:table-cell office:value-type="float" office:value="50206.757812000003" table:style-name="ce1">
            <text:p>50206.75781</text:p>
          </table:table-cell>
          <table:table-cell office:value-type="float" office:value="3.2659999999999998E-3" table:style-name="ce1">
            <text:p>0.00326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4917" table:style-name="ce1">
            <text:p>74917</text:p>
          </table:table-cell>
          <table:table-cell office:value-type="float" office:value="8733" table:style-name="ce1">
            <text:p>8733</text:p>
          </table:table-cell>
          <table:table-cell office:value-type="float" office:value="142" table:style-name="ce1">
            <text:p>142</text:p>
          </table:table-cell>
          <table:table-cell office:value-type="float" office:value="49216.167969000002" table:style-name="ce1">
            <text:p>49216.16797</text:p>
          </table:table-cell>
          <table:table-cell office:value-type="float" office:value="2.885E-3" table:style-name="ce1">
            <text:p>0.00288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833" table:style-name="ce1">
            <text:p>9833</text:p>
          </table:table-cell>
          <table:table-cell office:value-type="float" office:value="3980" table:style-name="ce1">
            <text:p>3980</text:p>
          </table:table-cell>
          <table:table-cell office:value-type="float" office:value="999" table:style-name="ce1">
            <text:p>999</text:p>
          </table:table-cell>
          <table:table-cell office:value-type="float" office:value="50090.304687999997" table:style-name="ce1">
            <text:p>50090.30469</text:p>
          </table:table-cell>
          <table:table-cell office:value-type="float" office:value="1.9944E-2" table:style-name="ce1">
            <text:p>0.019944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BT Loss 0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700" table:style-name="ce1">
            <text:p>1700</text:p>
          </table:table-cell>
          <table:table-cell office:value-type="float" office:value="343" table:style-name="ce1">
            <text:p>343</text:p>
          </table:table-cell>
          <table:table-cell office:value-type="float" office:value="41" table:style-name="ce1">
            <text:p>41</text:p>
          </table:table-cell>
          <table:table-cell office:value-type="float" office:value="51819.507812000003" table:style-name="ce1">
            <text:p>51819.50781</text:p>
          </table:table-cell>
          <table:table-cell office:value-type="float" office:value="7.9100000000000004E-4" table:style-name="ce1">
            <text:p>0.000791</text:p>
          </table:table-cell>
          <table:table-cell table:style-name="ce1"/>
          <table:table-cell office:value-type="string" table:style-name="ce1">
            <text:p>GBN -L 0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7582" table:style-name="ce1">
            <text:p>77582</text:p>
          </table:table-cell>
          <table:table-cell office:value-type="float" office:value="8919" table:style-name="ce1">
            <text:p>8919</text:p>
          </table:table-cell>
          <table:table-cell office:value-type="float" office:value="162" table:style-name="ce1">
            <text:p>162</text:p>
          </table:table-cell>
          <table:table-cell office:value-type="float" office:value="50126.023437999997" table:style-name="ce1">
            <text:p>50126.02344</text:p>
          </table:table-cell>
          <table:table-cell office:value-type="float" office:value="3.2320000000000001E-3" table:style-name="ce1">
            <text:p>0.003232</text:p>
          </table:table-cell>
          <table:table-cell table:style-name="ce1"/>
          <table:table-cell office:value-type="string" table:style-name="ce1">
            <text:p>SR -L 0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13" table:style-name="ce1">
            <text:p>3113</text:p>
          </table:table-cell>
          <table:table-cell office:value-type="float" office:value="645" table:style-name="ce1">
            <text:p>645</text:p>
          </table:table-cell>
          <table:table-cell office:value-type="float" office:value="53" table:style-name="ce1">
            <text:p>53</text:p>
          </table:table-cell>
          <table:table-cell office:value-type="float" office:value="49796.140625" table:style-name="ce1">
            <text:p>49796.14063</text:p>
          </table:table-cell>
          <table:table-cell office:value-type="float" office:value="1.0640000000000001E-3" table:style-name="ce1">
            <text:p>0.00106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78" table:style-name="ce1">
            <text:p>1678</text:p>
          </table:table-cell>
          <table:table-cell office:value-type="float" office:value="324" table:style-name="ce1">
            <text:p>324</text:p>
          </table:table-cell>
          <table:table-cell office:value-type="float" office:value="49" table:style-name="ce1">
            <text:p>49</text:p>
          </table:table-cell>
          <table:table-cell office:value-type="float" office:value="51344.019530999998" table:style-name="ce1">
            <text:p>51344.01953</text:p>
          </table:table-cell>
          <table:table-cell office:value-type="float" office:value="9.5399999999999999E-4" table:style-name="ce1">
            <text:p>0.00095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562" table:style-name="ce1">
            <text:p>76562</text:p>
          </table:table-cell>
          <table:table-cell office:value-type="float" office:value="8758" table:style-name="ce1">
            <text:p>8758</text:p>
          </table:table-cell>
          <table:table-cell office:value-type="float" office:value="155" table:style-name="ce1">
            <text:p>155</text:p>
          </table:table-cell>
          <table:table-cell office:value-type="float" office:value="49072.339844000002" table:style-name="ce1">
            <text:p>49072.33984</text:p>
          </table:table-cell>
          <table:table-cell office:value-type="float" office:value="3.1589999999999999E-3" table:style-name="ce1">
            <text:p>0.00315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46" table:style-name="ce1">
            <text:p>2546</text:p>
          </table:table-cell>
          <table:table-cell office:value-type="float" office:value="556" table:style-name="ce1">
            <text:p>556</text:p>
          </table:table-cell>
          <table:table-cell office:value-type="float" office:value="59" table:style-name="ce1">
            <text:p>59</text:p>
          </table:table-cell>
          <table:table-cell office:value-type="float" office:value="50320.433594000002" table:style-name="ce1">
            <text:p>50320.43359</text:p>
          </table:table-cell>
          <table:table-cell office:value-type="float" office:value="1.1720000000000001E-3" table:style-name="ce1">
            <text:p>0.00117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86" table:style-name="ce1">
            <text:p>1686</text:p>
          </table:table-cell>
          <table:table-cell office:value-type="float" office:value="330" table:style-name="ce1">
            <text:p>330</text:p>
          </table:table-cell>
          <table:table-cell office:value-type="float" office:value="44" table:style-name="ce1">
            <text:p>44</text:p>
          </table:table-cell>
          <table:table-cell office:value-type="float" office:value="51434.65625" table:style-name="ce1">
            <text:p>51434.65625</text:p>
          </table:table-cell>
          <table:table-cell office:value-type="float" office:value="8.5499999999999997E-4" table:style-name="ce1">
            <text:p>0.00085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671" table:style-name="ce1">
            <text:p>76671</text:p>
          </table:table-cell>
          <table:table-cell office:value-type="float" office:value="8843" table:style-name="ce1">
            <text:p>8843</text:p>
          </table:table-cell>
          <table:table-cell office:value-type="float" office:value="148" table:style-name="ce1">
            <text:p>148</text:p>
          </table:table-cell>
          <table:table-cell office:value-type="float" office:value="49357.28125" table:style-name="ce1">
            <text:p>49357.28125</text:p>
          </table:table-cell>
          <table:table-cell office:value-type="float" office:value="2.9989999999999999E-3" table:style-name="ce1">
            <text:p>0.00299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85" table:style-name="ce1">
            <text:p>2385</text:p>
          </table:table-cell>
          <table:table-cell office:value-type="float" office:value="514" table:style-name="ce1">
            <text:p>514</text:p>
          </table:table-cell>
          <table:table-cell office:value-type="float" office:value="58" table:style-name="ce1">
            <text:p>58</text:p>
          </table:table-cell>
          <table:table-cell office:value-type="float" office:value="49103.132812000003" table:style-name="ce1">
            <text:p>49103.13281</text:p>
          </table:table-cell>
          <table:table-cell office:value-type="float" office:value="1.181E-3" table:style-name="ce1">
            <text:p>0.001181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51" table:style-name="ce1">
            <text:p>1651</text:p>
          </table:table-cell>
          <table:table-cell office:value-type="float" office:value="331" table:style-name="ce1">
            <text:p>331</text:p>
          </table:table-cell>
          <table:table-cell office:value-type="float" office:value="46" table:style-name="ce1">
            <text:p>46</text:p>
          </table:table-cell>
          <table:table-cell office:value-type="float" office:value="50168.734375" table:style-name="ce1">
            <text:p>50168.73438</text:p>
          </table:table-cell>
          <table:table-cell office:value-type="float" office:value="9.1699999999999995E-4" table:style-name="ce1">
            <text:p>0.00091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179" table:style-name="ce1">
            <text:p>76179</text:p>
          </table:table-cell>
          <table:table-cell office:value-type="float" office:value="8711" table:style-name="ce1">
            <text:p>8711</text:p>
          </table:table-cell>
          <table:table-cell office:value-type="float" office:value="134" table:style-name="ce1">
            <text:p>134</text:p>
          </table:table-cell>
          <table:table-cell office:value-type="float" office:value="48806.222655999998" table:style-name="ce1">
            <text:p>48806.22266</text:p>
          </table:table-cell>
          <table:table-cell office:value-type="float" office:value="2.7460000000000002E-3" table:style-name="ce1">
            <text:p>0.00274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15" table:style-name="ce1">
            <text:p>2915</text:p>
          </table:table-cell>
          <table:table-cell office:value-type="float" office:value="625" table:style-name="ce1">
            <text:p>625</text:p>
          </table:table-cell>
          <table:table-cell office:value-type="float" office:value="71" table:style-name="ce1">
            <text:p>71</text:p>
          </table:table-cell>
          <table:table-cell office:value-type="float" office:value="49257.484375" table:style-name="ce1">
            <text:p>49257.48438</text:p>
          </table:table-cell>
          <table:table-cell office:value-type="float" office:value="1.441E-3" table:style-name="ce1">
            <text:p>0.001441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63" table:style-name="ce1">
            <text:p>1663</text:p>
          </table:table-cell>
          <table:table-cell office:value-type="float" office:value="335" table:style-name="ce1">
            <text:p>335</text:p>
          </table:table-cell>
          <table:table-cell office:value-type="float" office:value="54" table:style-name="ce1">
            <text:p>54</text:p>
          </table:table-cell>
          <table:table-cell office:value-type="float" office:value="50529.246094000002" table:style-name="ce1">
            <text:p>50529.24609</text:p>
          </table:table-cell>
          <table:table-cell office:value-type="float" office:value="1.0690000000000001E-3" table:style-name="ce1">
            <text:p>0.00106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318" table:style-name="ce1">
            <text:p>75318</text:p>
          </table:table-cell>
          <table:table-cell office:value-type="float" office:value="8692" table:style-name="ce1">
            <text:p>8692</text:p>
          </table:table-cell>
          <table:table-cell office:value-type="float" office:value="157" table:style-name="ce1">
            <text:p>157</text:p>
          </table:table-cell>
          <table:table-cell office:value-type="float" office:value="49204.90625" table:style-name="ce1">
            <text:p>49204.90625</text:p>
          </table:table-cell>
          <table:table-cell office:value-type="float" office:value="3.1909999999999998E-3" table:style-name="ce1">
            <text:p>0.00319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80" table:style-name="ce1">
            <text:p>1980</text:p>
          </table:table-cell>
          <table:table-cell office:value-type="float" office:value="419" table:style-name="ce1">
            <text:p>419</text:p>
          </table:table-cell>
          <table:table-cell office:value-type="float" office:value="52" table:style-name="ce1">
            <text:p>52</text:p>
          </table:table-cell>
          <table:table-cell office:value-type="float" office:value="49544.863280999998" table:style-name="ce1">
            <text:p>49544.86328</text:p>
          </table:table-cell>
          <table:table-cell office:value-type="float" office:value="1.0499999999999999E-3" table:style-name="ce1">
            <text:p>0.0010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3" table:style-name="ce1">
            <text:p>1643</text:p>
          </table:table-cell>
          <table:table-cell office:value-type="float" office:value="350" table:style-name="ce1">
            <text:p>350</text:p>
          </table:table-cell>
          <table:table-cell office:value-type="float" office:value="47" table:style-name="ce1">
            <text:p>47</text:p>
          </table:table-cell>
          <table:table-cell office:value-type="float" office:value="50249.804687999997" table:style-name="ce1">
            <text:p>50249.80469</text:p>
          </table:table-cell>
          <table:table-cell office:value-type="float" office:value="9.3499999999999996E-4" table:style-name="ce1">
            <text:p>0.00093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884" table:style-name="ce1">
            <text:p>75884</text:p>
          </table:table-cell>
          <table:table-cell office:value-type="float" office:value="8965" table:style-name="ce1">
            <text:p>8965</text:p>
          </table:table-cell>
          <table:table-cell office:value-type="float" office:value="165" table:style-name="ce1">
            <text:p>165</text:p>
          </table:table-cell>
          <table:table-cell office:value-type="float" office:value="50325.816405999998" table:style-name="ce1">
            <text:p>50325.81641</text:p>
          </table:table-cell>
          <table:table-cell office:value-type="float" office:value="3.2789999999999998E-3" table:style-name="ce1">
            <text:p>0.00327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42" table:style-name="ce1">
            <text:p>2942</text:p>
          </table:table-cell>
          <table:table-cell office:value-type="float" office:value="631" table:style-name="ce1">
            <text:p>631</text:p>
          </table:table-cell>
          <table:table-cell office:value-type="float" office:value="68" table:style-name="ce1">
            <text:p>68</text:p>
          </table:table-cell>
          <table:table-cell office:value-type="float" office:value="51853.953125" table:style-name="ce1">
            <text:p>51853.95313</text:p>
          </table:table-cell>
          <table:table-cell office:value-type="float" office:value="1.3110000000000001E-3" table:style-name="ce1">
            <text:p>0.001311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3" table:style-name="ce1">
            <text:p>1643</text:p>
          </table:table-cell>
          <table:table-cell office:value-type="float" office:value="322" table:style-name="ce1">
            <text:p>322</text:p>
          </table:table-cell>
          <table:table-cell office:value-type="float" office:value="40" table:style-name="ce1">
            <text:p>40</text:p>
          </table:table-cell>
          <table:table-cell office:value-type="float" office:value="49821.964844000002" table:style-name="ce1">
            <text:p>49821.96484</text:p>
          </table:table-cell>
          <table:table-cell office:value-type="float" office:value="8.03E-4" table:style-name="ce1">
            <text:p>0.00080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707" table:style-name="ce1">
            <text:p>76707</text:p>
          </table:table-cell>
          <table:table-cell office:value-type="float" office:value="8870" table:style-name="ce1">
            <text:p>8870</text:p>
          </table:table-cell>
          <table:table-cell office:value-type="float" office:value="165" table:style-name="ce1">
            <text:p>165</text:p>
          </table:table-cell>
          <table:table-cell office:value-type="float" office:value="49789.898437999997" table:style-name="ce1">
            <text:p>49789.89844</text:p>
          </table:table-cell>
          <table:table-cell office:value-type="float" office:value="3.3140000000000001E-3" table:style-name="ce1">
            <text:p>0.00331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44" table:style-name="ce1">
            <text:p>2444</text:p>
          </table:table-cell>
          <table:table-cell office:value-type="float" office:value="478" table:style-name="ce1">
            <text:p>478</text:p>
          </table:table-cell>
          <table:table-cell office:value-type="float" office:value="57" table:style-name="ce1">
            <text:p>57</text:p>
          </table:table-cell>
          <table:table-cell office:value-type="float" office:value="51138.234375" table:style-name="ce1">
            <text:p>51138.23438</text:p>
          </table:table-cell>
          <table:table-cell office:value-type="float" office:value="1.1150000000000001E-3" table:style-name="ce1">
            <text:p>0.00111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53" table:style-name="ce1">
            <text:p>1653</text:p>
          </table:table-cell>
          <table:table-cell office:value-type="float" office:value="347" table:style-name="ce1">
            <text:p>347</text:p>
          </table:table-cell>
          <table:table-cell office:value-type="float" office:value="49" table:style-name="ce1">
            <text:p>49</text:p>
          </table:table-cell>
          <table:table-cell office:value-type="float" office:value="50356.695312000003" table:style-name="ce1">
            <text:p>50356.69531</text:p>
          </table:table-cell>
          <table:table-cell office:value-type="float" office:value="9.7300000000000002E-4" table:style-name="ce1">
            <text:p>0.00097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925" table:style-name="ce1">
            <text:p>76925</text:p>
          </table:table-cell>
          <table:table-cell office:value-type="float" office:value="8816" table:style-name="ce1">
            <text:p>8816</text:p>
          </table:table-cell>
          <table:table-cell office:value-type="float" office:value="138" table:style-name="ce1">
            <text:p>138</text:p>
          </table:table-cell>
          <table:table-cell office:value-type="float" office:value="49732.921875" table:style-name="ce1">
            <text:p>49732.92188</text:p>
          </table:table-cell>
          <table:table-cell office:value-type="float" office:value="2.7750000000000001E-3" table:style-name="ce1">
            <text:p>0.00277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262" table:style-name="ce1">
            <text:p>2262</text:p>
          </table:table-cell>
          <table:table-cell office:value-type="float" office:value="453" table:style-name="ce1">
            <text:p>453</text:p>
          </table:table-cell>
          <table:table-cell office:value-type="float" office:value="63" table:style-name="ce1">
            <text:p>63</text:p>
          </table:table-cell>
          <table:table-cell office:value-type="float" office:value="51653.433594000002" table:style-name="ce1">
            <text:p>51653.43359</text:p>
          </table:table-cell>
          <table:table-cell office:value-type="float" office:value="1.2199999999999999E-3" table:style-name="ce1">
            <text:p>0.00122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22" table:style-name="ce1">
            <text:p>1622</text:p>
          </table:table-cell>
          <table:table-cell office:value-type="float" office:value="334" table:style-name="ce1">
            <text:p>334</text:p>
          </table:table-cell>
          <table:table-cell office:value-type="float" office:value="41" table:style-name="ce1">
            <text:p>41</text:p>
          </table:table-cell>
          <table:table-cell office:value-type="float" office:value="49014.289062000003" table:style-name="ce1">
            <text:p>49014.28906</text:p>
          </table:table-cell>
          <table:table-cell office:value-type="float" office:value="8.3600000000000005E-4" table:style-name="ce1">
            <text:p>0.00083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5748" table:style-name="ce1">
            <text:p>75748</text:p>
          </table:table-cell>
          <table:table-cell office:value-type="float" office:value="8736" table:style-name="ce1">
            <text:p>8736</text:p>
          </table:table-cell>
          <table:table-cell office:value-type="float" office:value="171" table:style-name="ce1">
            <text:p>171</text:p>
          </table:table-cell>
          <table:table-cell office:value-type="float" office:value="49467.644530999998" table:style-name="ce1">
            <text:p>49467.64453</text:p>
          </table:table-cell>
          <table:table-cell office:value-type="float" office:value="3.457E-3" table:style-name="ce1">
            <text:p>0.00345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48" table:style-name="ce1">
            <text:p>2448</text:p>
          </table:table-cell>
          <table:table-cell office:value-type="float" office:value="465" table:style-name="ce1">
            <text:p>465</text:p>
          </table:table-cell>
          <table:table-cell office:value-type="float" office:value="52" table:style-name="ce1">
            <text:p>52</text:p>
          </table:table-cell>
          <table:table-cell office:value-type="float" office:value="50483.0625" table:style-name="ce1">
            <text:p>50483.0625</text:p>
          </table:table-cell>
          <table:table-cell office:value-type="float" office:value="1.0300000000000001E-3" table:style-name="ce1">
            <text:p>0.00103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10" table:style-name="ce1">
            <text:p>1610</text:p>
          </table:table-cell>
          <table:table-cell office:value-type="float" office:value="337" table:style-name="ce1">
            <text:p>337</text:p>
          </table:table-cell>
          <table:table-cell office:value-type="float" office:value="48" table:style-name="ce1">
            <text:p>48</text:p>
          </table:table-cell>
          <table:table-cell office:value-type="float" office:value="48873.246094000002" table:style-name="ce1">
            <text:p>48873.24609</text:p>
          </table:table-cell>
          <table:table-cell office:value-type="float" office:value="9.8200000000000002E-4" table:style-name="ce1">
            <text:p>0.00098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523" table:style-name="ce1">
            <text:p>76523</text:p>
          </table:table-cell>
          <table:table-cell office:value-type="float" office:value="8710" table:style-name="ce1">
            <text:p>8710</text:p>
          </table:table-cell>
          <table:table-cell office:value-type="float" office:value="149" table:style-name="ce1">
            <text:p>149</text:p>
          </table:table-cell>
          <table:table-cell office:value-type="float" office:value="49179.242187999997" table:style-name="ce1">
            <text:p>49179.24219</text:p>
          </table:table-cell>
          <table:table-cell office:value-type="float" office:value="3.0300000000000001E-3" table:style-name="ce1">
            <text:p>0.0030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86" table:style-name="ce1">
            <text:p>2386</text:p>
          </table:table-cell>
          <table:table-cell office:value-type="float" office:value="500" table:style-name="ce1">
            <text:p>500</text:p>
          </table:table-cell>
          <table:table-cell office:value-type="float" office:value="51" table:style-name="ce1">
            <text:p>51</text:p>
          </table:table-cell>
          <table:table-cell office:value-type="float" office:value="50109.707030999998" table:style-name="ce1">
            <text:p>50109.70703</text:p>
          </table:table-cell>
          <table:table-cell office:value-type="float" office:value="1.018E-3" table:style-name="ce1">
            <text:p>0.001018</text:p>
          </table:table-cell>
          <table:table-cell table:number-columns-repeated="16346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David Towson</dc:creator>
    <meta:creation-date>2016-04-01T23:34:44Z</meta:creation-date>
    <dc:date>2016-04-02T21:41:16Z</dc:date>
    <meta:editing-cycles>1</meta:editing-cycles>
    <meta:editing-duration>PT8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5.15pt" svg:width="575.25pt" chart:style-name="Crt0">
        <chart:title chart:style-name="CT00">
          <text:p text:style-name="a0" text:class-names="" text:cond-style-name="">Window Size 50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s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hroughput</text:p>
            </chart:title>
            <chart:grid chart:class="major" chart:style-name="GMa1"/>
          </chart:axis>
          <chart:series chart:values-cell-range-address="Sheet1.$L$2:.$L$69" chart:class="chart:scatter" chart:attached-axis="primary-y" chart:style-name="G0S0">
            <chart:domain table:cell-range-address="Sheet1.$D$2:.$D$69"/>
            <chart:data-point chart:repeated="68"/>
          </chart:series>
          <chart:series chart:values-cell-range-address="Sheet1.$Y$2:.$Y$69" chart:class="chart:scatter" chart:attached-axis="primary-y" chart:style-name="G0S1">
            <chart:domain table:cell-range-address="Sheet1.$Q$2:.$Q$69"/>
            <chart:data-point chart:repeated="68"/>
          </chart:series>
          <chart:series chart:values-cell-range-address="Sheet1.$AL$2:.$AL$69" chart:class="chart:scatter" chart:attached-axis="primary-y" chart:style-name="G0S2">
            <chart:domain table:cell-range-address="Sheet1.$AD$2:.$AD$69"/>
            <chart:data-point chart:repeated="6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